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4.8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2.1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ینار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text:p>
          </table:table-cell>
          <table:table-cell office:value-type="string" calcext:value-type="string">
            <text:p>حلق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9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4T13:09:06.800381385</dc:date>
    <meta:editing-duration>P122DT7H2M47S</meta:editing-duration>
    <meta:editing-cycles>5742</meta:editing-cycles>
    <meta:generator>LibreOffice/7.3.7.2$Linux_X86_64 LibreOffice_project/30$Build-2</meta:generator>
    <meta:document-statistic meta:table-count="3" meta:cell-count="85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